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 :</text:p>
      <text:p text:style-name="P1"></text:p>
      <text:p text:style-name="P1">NOTE : Configuration never needs to be hard coded but because of time constraints and extended office hours (weekdays and weekends , I haven't got much time except Saturday afternoon and Sunday morning), So, I have done it.</text:p>
      <text:p text:style-name="P1"></text:p>
      <text:p text:style-name="P1">1. Libraries that needs to be in the classpath are following :</text:p>
      <text:p text:style-name="P1"><text:s text:c="3"/><text:tab/>commons-beanutils-1.7.jar <text:s/></text:p>
      <text:p text:style-name="P1"><text:tab/>ezmorph.jar</text:p>
      <text:p text:style-name="P1"><text:tab/>commons-collections.jar <text:s text:c="3"/></text:p>
      <text:p text:style-name="P1"><text:tab/>json-lib-2.2.2-jdk15.jar</text:p>
      <text:p text:style-name="P1"><text:tab/>commons-lang.jar <text:s text:c="10"/></text:p>
      <text:p text:style-name="P1"><text:tab/>mysql-connector-java-5.1.13-bin.jar</text:p>
      <text:p text:style-name="P1"><text:tab/>commons-logging-1.1.1.jar</text:p>
      <text:p text:style-name="P1"></text:p>
      <text:p text:style-name="P1">All these are included in the Libraries folder that is attached.</text:p>
      <text:p text:style-name="P1"></text:p>
      <text:p text:style-name="P1">2. The database dump is in file named : gauravpaliwal.sql .</text:p>
      <text:p text:style-name="P1"></text:p>
      <text:p text:style-name="P1">3. MySQL is used as the primary database.</text:p>
      <text:p text:style-name="P1"></text:p>
      <text:p text:style-name="P1">4. In DataSource inside the DataGenerator class change this : /home/gaurav/Desktop/GPSData.txt to the one where you want the output. This same should be done in the DataRead.java of the DataSave project. </text:p>
      <text:p text:style-name="P1"></text:p>
      <text:p text:style-name="P1">5. In DataSave.java of the DataSave change the credentials of the database as and when required before compiling.</text:p>
      <text:p text:style-name="P1"></text:p>
      <text:p text:style-name="P1">6. In DataJSON.java of the TrackOn application change the credentials before compiling.</text:p>
      <text:p text:style-name="P1"></text:p>
      <text:p text:style-name="P1">7. The DataSource , DataSource and TrackOn are three different modules, all of them are like modules glued together , you need to compile all of them separately and start them separately.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av Paliwal</meta:initial-creator>
    <meta:creation-date>2011-11-21T23:00:53</meta:creation-date>
    <dc:date>2011-11-21T23:21:23</dc:date>
    <dc:creator>Gaurav Paliwal</dc:creator>
    <meta:editing-duration>PT5M19S</meta:editing-duration>
    <meta:editing-cycles>2</meta:editing-cycles>
    <meta:generator>LibreOffice/3.4$Linux LibreOffice_project/340m1$Build-12</meta:generator>
    <meta:document-statistic meta:table-count="0" meta:image-count="0" meta:object-count="0" meta:page-count="1" meta:paragraph-count="0" meta:word-count="182" meta:character-count="1261" meta:non-whitespace-character-count="1041"/>
  </office:meta>
</office:document-meta>
</file>